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2a29" officeooo:paragraph-rsid="00242a29"/>
    </style:style>
    <style:style style:name="P2" style:family="paragraph" style:parent-style-name="Standard">
      <style:text-properties officeooo:paragraph-rsid="00242a29"/>
    </style:style>
    <style:style style:name="P3" style:family="paragraph" style:parent-style-name="Standard">
      <style:text-properties officeooo:paragraph-rsid="002716fe"/>
    </style:style>
    <style:style style:name="P4" style:family="paragraph" style:parent-style-name="Standard">
      <style:text-properties officeooo:rsid="00283c3a" officeooo:paragraph-rsid="00283c3a"/>
    </style:style>
    <style:style style:name="P5" style:family="paragraph" style:parent-style-name="Standard">
      <style:text-properties officeooo:paragraph-rsid="00283c3a"/>
    </style:style>
    <style:style style:name="P6" style:family="paragraph" style:parent-style-name="Standard">
      <style:text-properties officeooo:rsid="002c7802" officeooo:paragraph-rsid="002c7802"/>
    </style:style>
    <style:style style:name="P7" style:family="paragraph" style:parent-style-name="Standard">
      <style:text-properties officeooo:rsid="002d6674" officeooo:paragraph-rsid="00283c3a"/>
    </style:style>
    <style:style style:name="P8" style:family="paragraph" style:parent-style-name="Standard">
      <style:text-properties officeooo:rsid="0032756a" officeooo:paragraph-rsid="0032756a"/>
    </style:style>
    <style:style style:name="P9" style:family="paragraph" style:parent-style-name="Standard">
      <style:text-properties fo:font-weight="bold" officeooo:rsid="0037d7b2" officeooo:paragraph-rsid="0037d7b2" style:font-weight-asian="bold" style:font-weight-complex="bold"/>
    </style:style>
    <style:style style:name="P10" style:family="paragraph" style:parent-style-name="Standard">
      <style:text-properties officeooo:rsid="00283c3a" officeooo:paragraph-rsid="00283c3a"/>
    </style:style>
    <style:style style:name="P11" style:family="paragraph" style:parent-style-name="Standard">
      <style:text-properties officeooo:rsid="0039ba4b" officeooo:paragraph-rsid="0039ba4b"/>
    </style:style>
    <style:style style:name="T1" style:family="text">
      <style:text-properties officeooo:rsid="00242a29"/>
    </style:style>
    <style:style style:name="T2" style:family="text">
      <style:text-properties officeooo:rsid="0025d0c2"/>
    </style:style>
    <style:style style:name="T3" style:family="text">
      <style:text-properties officeooo:rsid="00268177"/>
    </style:style>
    <style:style style:name="T4" style:family="text">
      <style:text-properties officeooo:rsid="00283c3a"/>
    </style:style>
    <style:style style:name="T5" style:family="text">
      <style:text-properties officeooo:rsid="0029f7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h.round(3.14159) <text:s/>// 3</text:p>
      <text:p text:style-name="Standard">Math.round(3.5) <text:s text:c="5"/>// 4</text:p>
      <text:p text:style-name="Standard">Math.floor(3.8) <text:s text:c="5"/>// 3</text:p>
      <text:p text:style-name="Standard">Math.ceil(3.2) <text:s text:c="2"/></text:p>
      <text:p text:style-name="Standard"/>
      <text:p text:style-name="Standard"><text:span text:style-name="T1">i</text:span>f (!Array.isArray(array) || array.length === 0) {</text:p>
      <text:p text:style-name="Standard"/>
      <text:p text:style-name="Standard"><text:a xlink:type="simple" xlink:href="https://developer.mozilla.org/pt-BR/docs/Web/JavaScript/Reference/Operators/typeof" text:style-name="Internet_20_link" text:visited-style-name="Visited_20_Internet_20_Link">https://developer.mozilla.org/pt-BR/docs/Web/JavaScript/Reference/Operators/typeof</text:a></text:p>
      <text:p text:style-name="P1">typeof &lt;&gt; === ‘number’;</text:p>
      <text:p text:style-name="P1"/>
      <text:p text:style-name="P1">(typeof string === 'undefined' || numero === null);</text:p>
      <text:p text:style-name="P1"/>
      <text:p text:style-name="P1"/>
      <text:p text:style-name="P2"><text:span text:style-name="T1">expect(Object.is()).toBe(true); //</text:span><text:span text:style-name="T2">para saber se resultados são iguais dados parametros iguais </text:span><text:span text:style-name="T3">ou vice versa</text:span></text:p>
      <text:p text:style-name="P2"/>
      <text:p text:style-name="P2">Math.random() always returns a number lower than 1</text:p>
      <text:p text:style-name="P2"/>
      <text:p text:style-name="P2">Math.floor(Math.random() * 10);</text:p>
      <text:p text:style-name="P3">// Returns a random integer from 0 to 9:</text:p>
      <text:p text:style-name="P3"/>
      <text:p text:style-name="P5"><text:span text:style-name="T4">city.name.start</text:span><text:span text:style-name="T5">W</text:span><text:span text:style-name="T4">hith</text:span></text:p>
      <text:p text:style-name="P4">city.name.endsWhith</text:p>
      <text:p text:style-name="P4"/>
      <text:p text:style-name="P8">SPLIT AND JOIN</text:p>
      <text:p text:style-name="P8"/>
      <text:p text:style-name="P8">The split() method splits a string into an array and returns the new array.</text:p>
      <text:p text:style-name="P8">The join() method returns a new string by concatenating all of the elements in an array.</text:p>
      <text:p text:style-name="P8"/>
      <text:p text:style-name="P4">.split(' ').join('_')</text:p>
      <text:p text:style-name="P4"/>
      <text:p text:style-name="P8"/>
      <text:p text:style-name="P6">SPLIT</text:p>
      <text:p text:style-name="P4">const autor = <text:s/>'H. P. Lovecraft';</text:p>
      <text:p text:style-name="P4"/>
      <text:p text:style-name="P4">autor.split(' ') ; <text:s/>// [ 'H.', 'P.', 'Lovecraft' ]</text:p>
      <text:p text:style-name="P4">autor.split('') ; </text:p>
      <text:p text:style-name="P4">/* [</text:p>
      <text:p text:style-name="P4"><text:s text:c="2"/>'H', '.', ' ', 'P',</text:p>
      <text:p text:style-name="P4"><text:s text:c="2"/>'.', ' ', 'L', 'o',</text:p>
      <text:p text:style-name="P4"><text:s text:c="2"/>'v', 'e', 'c', 'r',</text:p>
      <text:p text:style-name="P4"><text:s text:c="2"/>'a', 'f', 't'</text:p>
      <text:p text:style-name="P4">]</text:p>
      <text:p text:style-name="P4"><text:s/>*/</text:p>
      <text:p text:style-name="P4">console.log ( autor.split('').length ); <text:s/>//15</text:p>
      <text:p text:style-name="P4">console.log ( autor.split('').filter((a)=&gt; a === '.')) <text:s/>// [ '.', '.' ]</text:p>
      <text:p text:style-name="P4">console.log ( autor.split('').filter((a)=&gt; a === '.').length ); //2</text:p>
      <text:p text:style-name="P4"/>
      <text:p text:style-name="P11">Alternativa ao Split é </text:p>
      <text:p text:style-name="P11">console.log([...autor]);</text:p>
      <text:p text:style-name="P4"/>
      <text:p text:style-name="P8">TRIM </text:p>
      <text:p text:style-name="P8"><text:soft-page-break/>let str = " <text:s text:c="6"/>Hello World! <text:s text:c="7"/>";</text:p>
      <text:p text:style-name="P8">str.trim() <text:s text:c="2"/>// Returns "Hello World!"</text:p>
      <text:p text:style-name="P8"/>
      <text:p text:style-name="P8"/>
      <text:p text:style-name="P8"/>
      <text:p text:style-name="P7">CONCAT</text:p>
      <text:p text:style-name="P7"/>
      <text:p text:style-name="P7">const arrays = [</text:p>
      <text:p text:style-name="P7"><text:s text:c="2"/>['1', '2', '3'], //a</text:p>
      <text:p text:style-name="P7"><text:s text:c="2"/>[true], //b </text:p>
      <text:p text:style-name="P7"><text:s text:c="2"/>[4, 5, 6], // c</text:p>
      <text:p text:style-name="P7">];</text:p>
      <text:p text:style-name="P7"><text:s/></text:p>
      <text:p text:style-name="P7">function flatten() {</text:p>
      <text:p text:style-name="P7"><text:s text:c="2"/>return arrays.reduce((acc, curr) =&gt; acc.concat(curr),[])</text:p>
      <text:p text:style-name="P7">} </text:p>
      <text:p text:style-name="P7">console.log(flatten());</text:p>
      <text:p text:style-name="P7"/>
      <text:p text:style-name="P7"/>
      <text:p text:style-name="P9">ARREDONDA:</text:p>
      <text:p text:style-name="P7">.toFixed(2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7:08:20.654903303</meta:creation-date>
    <dc:date>2021-10-13T22:52:46.923911020</dc:date>
    <meta:editing-duration>PT12H42M18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210" meta:character-count="1471" meta:non-whitespace-character-count="1254"/>
  </office:meta>
</office:document-meta>
</file>